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ilginç</text:p>
          </table:table-cell>
          <table:table-cell office:value-type="string">
            <text:p>интересный</text:p>
          </table:table-cell>
          <table:table-cell office:value="1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ugün</text:p>
          </table:table-cell>
          <table:table-cell office:value-type="string">
            <text:p>cегодня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yakışıklı</text:p>
          </table:table-cell>
          <table:table-cell office:value-type="string">
            <text:p>красивый 2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rahat</text:p>
          </table:table-cell>
          <table:table-cell office:value-type="string">
            <text:p>удобный</text:p>
          </table:table-cell>
          <table:table-cell office:value="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otel</text:p>
          </table:table-cell>
          <table:table-cell office:value-type="string">
            <text:p>отель</text:p>
          </table:table-cell>
          <table:table-cell office:value="2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değil</text:p>
          </table:table-cell>
          <table:table-cell office:value-type="string">
            <text:p>не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güzel</text:p>
          </table:table-cell>
          <table:table-cell office:value-type="string">
            <text:p>красивый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nteresan</text:p>
          </table:table-cell>
          <table:table-cell office:value-type="string">
            <text:p>Интересный 2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zor</text:p>
          </table:table-cell>
          <table:table-cell office:value-type="string">
            <text:p>трудный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konu</text:p>
          </table:table-cell>
          <table:table-cell office:value-type="string">
            <text:p>тема</text:p>
          </table:table-cell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ilm</text:p>
          </table:table-cell>
          <table:table-cell office:value-type="string">
            <text:p>фильм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ne</text:p>
          </table:table-cell>
          <table:table-cell office:value-type="string">
            <text:p>что?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kim</text:p>
          </table:table-cell>
          <table:table-cell office:value-type="string">
            <text:p>кто?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nerede</text:p>
          </table:table-cell>
          <table:table-cell office:value-type="string">
            <text:p>где?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ne zaman</text:p>
          </table:table-cell>
          <table:table-cell office:value-type="string">
            <text:p>когда?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nasıl</text:p>
          </table:table-cell>
          <table:table-cell office:value-type="string">
            <text:p>как?</text:p>
          </table:table-cell>
          <table:table-cell office:value="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Pazar</text:p>
          </table:table-cell>
          <table:table-cell office:value-type="string">
            <text:p>рынок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omik</text:p>
          </table:table-cell>
          <table:table-cell office:value-type="string">
            <text:p>смешной</text:p>
          </table:table-cell>
          <table:table-cell office:value="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Çorba</text:p>
          </table:table-cell>
          <table:table-cell office:value-type="string">
            <text:p>суп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Tatil</text:p>
          </table:table-cell>
          <table:table-cell office:value-type="string">
            <text:p>отдых</text:p>
          </table:table-cell>
          <table:table-cell office:value="1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Anne</text:p>
          </table:table-cell>
          <table:table-cell office:value-type="string">
            <text:p>мать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yorgun</text:p>
          </table:table-cell>
          <table:table-cell office:value-type="string">
            <text:p>устал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Dondurma</text:p>
          </table:table-cell>
          <table:table-cell office:value-type="string">
            <text:p>мороженно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lu</text:p>
          </table:table-cell>
          <table:table-cell office:value-type="string">
            <text:p>счастли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ütlü</text:p>
          </table:table-cell>
          <table:table-cell office:value-type="string">
            <text:p>молочный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sözlük</text:p>
          </table:table-cell>
          <table:table-cell office:value-type="string">
            <text:p>слова</text:p>
          </table:table-cell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ınıf</text:p>
          </table:table-cell>
          <table:table-cell office:value-type="string">
            <text:p>класс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yır</text:p>
          </table:table-cell>
          <table:table-cell office:value-type="string">
            <text:p>нет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Şimdi</text:p>
          </table:table-cell>
          <table:table-cell office:value-type="string">
            <text:p>теперь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yağmurlu</text:p>
          </table:table-cell>
          <table:table-cell office:value-type="string">
            <text:p>дождливый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Neden</text:p>
          </table:table-cell>
          <table:table-cell office:value-type="string">
            <text:p>причина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hiç</text:p>
          </table:table-cell>
          <table:table-cell office:value-type="string">
            <text:p>когда 2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Durak</text:p>
          </table:table-cell>
          <table:table-cell office:value-type="string">
            <text:p>остановк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üdür</text:p>
          </table:table-cell>
          <table:table-cell office:value-type="string">
            <text:p>директор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onser</text:p>
          </table:table-cell>
          <table:table-cell office:value-type="string">
            <text:p>концерт</text:p>
          </table:table-cell>
          <table:table-cell office:value="1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ahvaltı</text:p>
          </table:table-cell>
          <table:table-cell office:value-type="string">
            <text:p>завтра</text:p>
          </table:table-cell>
          <table:table-cell office:value="1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2" office:value-type="float"/>
          <table:table-cell office:value="1" office:value-type="float"/>
          <table:table-cell office:value="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9T16:22:26.214387</meta:creation-date>
    <dc:date>2024-06-09T16:22:26.223467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